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restManager.getForrestJob( String workingDir , String cm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orrestManager.getClasspathFi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orrestManag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restManager.Forres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restManager.getLibFiles( String di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orrestManager.getProperties( String working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orrestManager.stopServer( String projec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restManager.setServerLaunch( ILaunch laun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